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IN1</text:p>
          </table:table-cell>
          <table:table-cell office:value-type="string" table:style-name="ce1">
            <text:p>PTC</text:p>
          </table:table-cell>
          <table:table-cell office:value-type="string" table:style-name="ce1">
            <text:p>PDT1</text:p>
          </table:table-cell>
          <table:table-cell office:value-type="string" table:style-name="ce1">
            <text:p>PDT2</text:p>
          </table:table-cell>
          <table:table-cell office:value-type="string" table:style-name="ce1">
            <text:p>PGV1</text:p>
          </table:table-cell>
          <table:table-cell office:value-type="string" table:style-name="ce1">
            <text:p>PGV2</text:p>
          </table:table-cell>
          <table:table-cell office:value-type="string" table:style-name="ce1">
            <text:p>PGV3</text:p>
          </table:table-cell>
          <table:table-cell office:value-type="string" table:style-name="ce1">
            <text:p>PDT3</text:p>
          </table:table-cell>
          <table:table-cell office:value-type="string" table:style-name="ce1">
            <text:p>PDT4</text:p>
          </table:table-cell>
          <table:table-cell office:value-type="string" table:style-name="ce1">
            <text:p>Patm</text:p>
          </table:table-cell>
          <table:table-cell office:value-type="string" table:style-name="ce1">
            <text:p>WTmp</text:p>
          </table:table-cell>
          <table:table-cell office:value-type="string" table:style-name="ce1">
            <text:p>rpm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Flow</text:p>
          </table:table-cell>
          <table:table-cell office:value-type="string" table:style-name="ce1">
            <text:p>Thrust</text:p>
          </table:table-cell>
          <table:table-cell office:value-type="string" table:style-name="ce1">
            <text:p>GenTorque</text:p>
          </table:table-cell>
          <table:table-cell office:value-type="string" table:style-name="ce1">
            <text:p>FricTorque</text:p>
          </table:table-cell>
          <table:table-cell office:value-type="string" table:style-name="ce1">
            <text:p>Pin</text:p>
          </table:table-cell>
          <table:table-cell office:value-type="string" table:style-name="ce1">
            <text:p>Pdiff</text:p>
          </table:table-cell>
          <table:table-cell office:value-type="string" table:style-name="ce1">
            <text:p>GV</text:p>
          </table:table-cell>
          <table:table-cell office:value-type="string" table:style-name="ce1">
            <text:p>AGV</text:p>
          </table:table-cell>
          <table:table-cell office:value-type="string" table:style-name="ce1">
            <text:p>ATB1</text:p>
          </table:table-cell>
          <table:table-cell office:value-type="string" table:style-name="ce1">
            <text:p>ATB2</text:p>
          </table:table-cell>
          <table:table-cell office:value-type="string" table:style-name="ce1">
            <text:p>Group</text:p>
          </table:table-cell>
          <table:table-cell office:value-type="string" table:style-name="ce1">
            <text:p>Stage</text:p>
          </table:table-cell>
          <table:table-cell office:value-type="string" table:style-name="ce1">
            <text:p>Head</text:p>
          </table:table-cell>
          <table:table-cell table:number-columns-repeated="16358"/>
        </table:table-row>
        <table:table-row table:style-name="ro1">
          <table:table-cell office:value-type="float" office:value="1.499373502E-3" table:style-name="ce1">
            <text:p>0.001499374</text:p>
          </table:table-cell>
          <table:table-cell office:value-type="float" office:value="7.3030297639999997E-4" table:style-name="ce1">
            <text:p>0.000730303</text:p>
          </table:table-cell>
          <table:table-cell office:value-type="float" office:value="4.6061594048000002E-3" table:style-name="ce1">
            <text:p>0.004606159</text:p>
          </table:table-cell>
          <table:table-cell office:value-type="float" office:value="4.3929115610000001E-3" table:style-name="ce1">
            <text:p>0.004392912</text:p>
          </table:table-cell>
          <table:table-cell office:value-type="float" office:value="4.6393637051999996E-3" table:style-name="ce1">
            <text:p>0.004639364</text:p>
          </table:table-cell>
          <table:table-cell office:value-type="float" office:value="4.3166530200000001E-3" table:style-name="ce1">
            <text:p>0.004316653</text:p>
          </table:table-cell>
          <table:table-cell office:value-type="float" office:value="4.6020181795000002E-3" table:style-name="ce1">
            <text:p>0.004602018</text:p>
          </table:table-cell>
          <table:table-cell office:value-type="float" office:value="-7.1044815980000004E-3" table:style-name="ce1">
            <text:p>-0.007104482</text:p>
          </table:table-cell>
          <table:table-cell office:value-type="float" office:value="3.8092669858E-2" table:style-name="ce1">
            <text:p>0.03809267</text:p>
          </table:table-cell>
          <table:table-cell office:value-type="float" office:value="6.2732724239187299" table:style-name="ce1">
            <text:p>6.273272424</text:p>
          </table:table-cell>
          <table:table-cell office:value-type="float" office:value="3.3398531380260401" table:style-name="ce1">
            <text:p>3.339853138</text:p>
          </table:table-cell>
          <table:table-cell office:value-type="float" office:value="4.5515706559999897E-2" table:style-name="ce1">
            <text:p>0.045515707</text:p>
          </table:table-cell>
          <table:table-cell office:value-type="float" office:value="3.5947880228920002" table:style-name="ce1">
            <text:p>3.594788023</text:p>
          </table:table-cell>
          <table:table-cell office:value-type="float" office:value="3.4045581603261801" table:style-name="ce1">
            <text:p>3.40455816</text:p>
          </table:table-cell>
          <table:table-cell office:value-type="float" office:value="4.0440546626645304" table:style-name="ce1">
            <text:p>4.044054663</text:p>
          </table:table-cell>
          <table:table-cell office:value-type="float" office:value="2.3426745053237199" table:style-name="ce1">
            <text:p>2.342674505</text:p>
          </table:table-cell>
          <table:table-cell office:value-type="float" office:value="0.958582874213328" table:style-name="ce1">
            <text:p>0.958582874</text:p>
          </table:table-cell>
          <table:table-cell office:value-type="float" office:value="4.2299588781625301" table:style-name="ce1">
            <text:p>4.229958878</text:p>
          </table:table-cell>
          <table:table-cell office:value-type="float" office:value="4.3012331416159402" table:style-name="ce1">
            <text:p>4.301233142</text:p>
          </table:table-cell>
          <table:table-cell office:value-type="float" office:value="2.6085852669529999" table:style-name="ce1">
            <text:p>2.608585267</text:p>
          </table:table-cell>
          <table:table-cell office:value-type="float" office:value="0.20219156355552101" table:style-name="ce1">
            <text:p>0.202191564</text:p>
          </table:table-cell>
          <table:table-cell office:value-type="float" office:value="0.13891544420080901" table:style-name="ce1">
            <text:p>0.138915444</text:p>
          </table:table-cell>
          <table:table-cell office:value-type="float" office:value="0.32583065376169501" table:style-name="ce1">
            <text:p>0.325830654</text:p>
          </table:table-cell>
          <table:table-cell office:value-type="string" table:style-name="ce1">
            <text:p>DPL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58"/>
        </table:table-row>
        <table:table-row table:style-name="ro1">
          <table:table-cell office:value-type="float" office:value="1.498971472E-3" table:style-name="ce1">
            <text:p>0.001498971</text:p>
          </table:table-cell>
          <table:table-cell office:value-type="float" office:value="7.2988872860000004E-4" table:style-name="ce1">
            <text:p>0.000729889</text:p>
          </table:table-cell>
          <table:table-cell office:value-type="float" office:value="4.6066688479999996E-3" table:style-name="ce1">
            <text:p>0.004606669</text:p>
          </table:table-cell>
          <table:table-cell office:value-type="float" office:value="4.3941741906E-3" table:style-name="ce1">
            <text:p>0.004394174</text:p>
          </table:table-cell>
          <table:table-cell office:value-type="float" office:value="4.6287648282000004E-3" table:style-name="ce1">
            <text:p>0.004628765</text:p>
          </table:table-cell>
          <table:table-cell office:value-type="float" office:value="4.30001866E-3" table:style-name="ce1">
            <text:p>0.004300019</text:p>
          </table:table-cell>
          <table:table-cell office:value-type="float" office:value="4.5960466356E-3" table:style-name="ce1">
            <text:p>0.004596047</text:p>
          </table:table-cell>
          <table:table-cell office:value-type="float" office:value="-8.0604999970000004E-3" table:style-name="ce1">
            <text:p>-0.0080605</text:p>
          </table:table-cell>
          <table:table-cell office:value-type="float" office:value="3.7378210767999999E-2" table:style-name="ce1">
            <text:p>0.037378211</text:p>
          </table:table-cell>
          <table:table-cell office:value-type="float" office:value="6.2703163216021096" table:style-name="ce1">
            <text:p>6.270316322</text:p>
          </table:table-cell>
          <table:table-cell office:value-type="float" office:value="3.3401815898865901" table:style-name="ce1">
            <text:p>3.34018159</text:p>
          </table:table-cell>
          <table:table-cell office:value-type="float" office:value="4.5478117159999998E-2" table:style-name="ce1">
            <text:p>0.045478117</text:p>
          </table:table-cell>
          <table:table-cell office:value-type="float" office:value="3.6169637161239998" table:style-name="ce1">
            <text:p>3.616963716</text:p>
          </table:table-cell>
          <table:table-cell office:value-type="float" office:value="3.4012736411462501" table:style-name="ce1">
            <text:p>3.401273641</text:p>
          </table:table-cell>
          <table:table-cell office:value-type="float" office:value="3.9103744958985698" table:style-name="ce1">
            <text:p>3.910374496</text:p>
          </table:table-cell>
          <table:table-cell office:value-type="float" office:value="2.3193544770145" table:style-name="ce1">
            <text:p>2.319354477</text:p>
          </table:table-cell>
          <table:table-cell office:value-type="float" office:value="0.94938625833746304" table:style-name="ce1">
            <text:p>0.949386258</text:p>
          </table:table-cell>
          <table:table-cell office:value-type="float" office:value="4.2217475586605104" table:style-name="ce1">
            <text:p>4.221747559</text:p>
          </table:table-cell>
          <table:table-cell office:value-type="float" office:value="4.29466408430822" table:style-name="ce1">
            <text:p>4.294664084</text:p>
          </table:table-cell>
          <table:table-cell office:value-type="float" office:value="2.6090269386010001" table:style-name="ce1">
            <text:p>2.609026939</text:p>
          </table:table-cell>
          <table:table-cell office:value-type="float" office:value="0.26443341201994602" table:style-name="ce1">
            <text:p>0.264433412</text:p>
          </table:table-cell>
          <table:table-cell office:value-type="float" office:value="9.1963490820476695E-2" table:style-name="ce1">
            <text:p>0.091963491</text:p>
          </table:table-cell>
          <table:table-cell office:value-type="float" office:value="0.33741741554142701" table:style-name="ce1">
            <text:p>0.337417416</text:p>
          </table:table-cell>
          <table:table-cell office:value-type="string" table:style-name="ce1">
            <text:p>DPL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58"/>
        </table:table-row>
        <table:table-row table:style-name="ro1">
          <table:table-cell office:value-type="float" office:value="1.4992930959999999E-3" table:style-name="ce1">
            <text:p>0.001499293</text:p>
          </table:table-cell>
          <table:table-cell office:value-type="float" office:value="7.2791583619999996E-4" table:style-name="ce1">
            <text:p>0.000727916</text:p>
          </table:table-cell>
          <table:table-cell office:value-type="float" office:value="4.6066748064000004E-3" table:style-name="ce1">
            <text:p>0.004606675</text:p>
          </table:table-cell>
          <table:table-cell office:value-type="float" office:value="4.3932957100999998E-3" table:style-name="ce1">
            <text:p>0.004393296</text:p>
          </table:table-cell>
          <table:table-cell office:value-type="float" office:value="4.6216333194000004E-3" table:style-name="ce1">
            <text:p>0.004621633</text:p>
          </table:table-cell>
          <table:table-cell office:value-type="float" office:value="4.2944162599998998E-3" table:style-name="ce1">
            <text:p>0.004294416</text:p>
          </table:table-cell>
          <table:table-cell office:value-type="float" office:value="4.5856001604000001E-3" table:style-name="ce1">
            <text:p>0.0045856</text:p>
          </table:table-cell>
          <table:table-cell office:value-type="float" office:value="-8.0517291860000006E-3" table:style-name="ce1">
            <text:p>-0.008051729</text:p>
          </table:table-cell>
          <table:table-cell office:value-type="float" office:value="3.6503311742E-2" table:style-name="ce1">
            <text:p>0.036503312</text:p>
          </table:table-cell>
          <table:table-cell office:value-type="float" office:value="6.2765569821042604" table:style-name="ce1">
            <text:p>6.276556982</text:p>
          </table:table-cell>
          <table:table-cell office:value-type="float" office:value="3.34543681969574" table:style-name="ce1">
            <text:p>3.34543682</text:p>
          </table:table-cell>
          <table:table-cell office:value-type="float" office:value="4.5547031059999903E-2" table:style-name="ce1">
            <text:p>0.045547031</text:p>
          </table:table-cell>
          <table:table-cell office:value-type="float" office:value="3.6380185890400001" table:style-name="ce1">
            <text:p>3.638018589</text:p>
          </table:table-cell>
          <table:table-cell office:value-type="float" office:value="3.4016020930628801" table:style-name="ce1">
            <text:p>3.401602093</text:p>
          </table:table-cell>
          <table:table-cell office:value-type="float" office:value="3.9419059303645199" table:style-name="ce1">
            <text:p>3.94190593</text:p>
          </table:table-cell>
          <table:table-cell office:value-type="float" office:value="2.30982939531278" table:style-name="ce1">
            <text:p>2.309829395</text:p>
          </table:table-cell>
          <table:table-cell office:value-type="float" office:value="0.95267076400208395" table:style-name="ce1">
            <text:p>0.952670764</text:p>
          </table:table-cell>
          <table:table-cell office:value-type="float" office:value="4.2135362393988798" table:style-name="ce1">
            <text:p>4.213536239</text:p>
          </table:table-cell>
          <table:table-cell office:value-type="float" office:value="4.3278378253206498" table:style-name="ce1">
            <text:p>4.327837825</text:p>
          </table:table-cell>
          <table:table-cell office:value-type="float" office:value="2.6093393711020001" table:style-name="ce1">
            <text:p>2.609339371</text:p>
          </table:table-cell>
          <table:table-cell office:value-type="float" office:value="0.225989917380154" table:style-name="ce1">
            <text:p>0.225989917</text:p>
          </table:table-cell>
          <table:table-cell office:value-type="float" office:value="0.13403731917428099" table:style-name="ce1">
            <text:p>0.134037319</text:p>
          </table:table-cell>
          <table:table-cell office:value-type="float" office:value="0.279483606642766" table:style-name="ce1">
            <text:p>0.279483607</text:p>
          </table:table-cell>
          <table:table-cell office:value-type="string" table:style-name="ce1">
            <text:p>DPL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58"/>
        </table:table-row>
        <table:table-row table:style-name="ro1">
          <table:table-cell office:value-type="float" office:value="1.499352656E-3" table:style-name="ce1">
            <text:p>0.001499353</text:p>
          </table:table-cell>
          <table:table-cell office:value-type="float" office:value="7.2453926960000005E-4" table:style-name="ce1">
            <text:p>0.000724539</text:p>
          </table:table-cell>
          <table:table-cell office:value-type="float" office:value="4.6060819455999999E-3" table:style-name="ce1">
            <text:p>0.004606082</text:p>
          </table:table-cell>
          <table:table-cell office:value-type="float" office:value="4.3936530580999996E-3" table:style-name="ce1">
            <text:p>0.004393653</text:p>
          </table:table-cell>
          <table:table-cell office:value-type="float" office:value="4.6293014802000002E-3" table:style-name="ce1">
            <text:p>0.004629301</text:p>
          </table:table-cell>
          <table:table-cell office:value-type="float" office:value="4.2952387399998997E-3" table:style-name="ce1">
            <text:p>0.004295239</text:p>
          </table:table-cell>
          <table:table-cell office:value-type="float" office:value="4.5746766771999998E-3" table:style-name="ce1">
            <text:p>0.004574677</text:p>
          </table:table-cell>
          <table:table-cell office:value-type="float" office:value="-8.3787551390000006E-3" table:style-name="ce1">
            <text:p>-0.008378755</text:p>
          </table:table-cell>
          <table:table-cell office:value-type="float" office:value="3.6652470744999999E-2" table:style-name="ce1">
            <text:p>0.036652471</text:p>
          </table:table-cell>
          <table:table-cell office:value-type="float" office:value="6.2729439681034203" table:style-name="ce1">
            <text:p>6.272943968</text:p>
          </table:table-cell>
          <table:table-cell office:value-type="float" office:value="3.3280288712437698" table:style-name="ce1">
            <text:p>3.328028871</text:p>
          </table:table-cell>
          <table:table-cell office:value-type="float" office:value="4.5552042979999999E-2" table:style-name="ce1">
            <text:p>0.045552043</text:p>
          </table:table-cell>
          <table:table-cell office:value-type="float" office:value="3.6617927676219999" table:style-name="ce1">
            <text:p>3.661792768</text:p>
          </table:table-cell>
          <table:table-cell office:value-type="float" office:value="3.4016020930628801" table:style-name="ce1">
            <text:p>3.401602093</text:p>
          </table:table-cell>
          <table:table-cell office:value-type="float" office:value="3.94551890743982" table:style-name="ce1">
            <text:p>3.945518907</text:p>
          </table:table-cell>
          <table:table-cell office:value-type="float" office:value="2.3183691237274102" table:style-name="ce1">
            <text:p>2.318369124</text:p>
          </table:table-cell>
          <table:table-cell office:value-type="float" office:value="0.95496991797083597" table:style-name="ce1">
            <text:p>0.954969918</text:p>
          </table:table-cell>
          <table:table-cell office:value-type="float" office:value="4.2260174447715304" table:style-name="ce1">
            <text:p>4.226017445</text:p>
          </table:table-cell>
          <table:table-cell office:value-type="float" office:value="4.3665952704241402" table:style-name="ce1">
            <text:p>4.36659527</text:p>
          </table:table-cell>
          <table:table-cell office:value-type="float" office:value="2.6094635912530002" table:style-name="ce1">
            <text:p>2.609463591</text:p>
          </table:table-cell>
          <table:table-cell office:value-type="float" office:value="0.20280177775615299" table:style-name="ce1">
            <text:p>0.202801778</text:p>
          </table:table-cell>
          <table:table-cell office:value-type="float" office:value="0.13525685043091301" table:style-name="ce1">
            <text:p>0.13525685</text:p>
          </table:table-cell>
          <table:table-cell office:value-type="float" office:value="0.30814559630841898" table:style-name="ce1">
            <text:p>0.308145596</text:p>
          </table:table-cell>
          <table:table-cell office:value-type="string" table:style-name="ce1">
            <text:p>DPL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58"/>
        </table:table-row>
        <table:table-row table:style-name="ro1">
          <table:table-cell office:value-type="float" office:value="1.4995402699999999E-3" table:style-name="ce1">
            <text:p>0.00149954</text:p>
          </table:table-cell>
          <table:table-cell office:value-type="float" office:value="7.2284651599999997E-4" table:style-name="ce1">
            <text:p>0.000722847</text:p>
          </table:table-cell>
          <table:table-cell office:value-type="float" office:value="4.6072885216000004E-3" table:style-name="ce1">
            <text:p>0.004607289</text:p>
          </table:table-cell>
          <table:table-cell office:value-type="float" office:value="4.3926763069000001E-3" table:style-name="ce1">
            <text:p>0.004392676</text:p>
          </table:table-cell>
          <table:table-cell office:value-type="float" office:value="4.6173907872000004E-3" table:style-name="ce1">
            <text:p>0.004617391</text:p>
          </table:table-cell>
          <table:table-cell office:value-type="float" office:value="4.2906823200000001E-3" table:style-name="ce1">
            <text:p>0.004290682</text:p>
          </table:table-cell>
          <table:table-cell office:value-type="float" office:value="4.5737375677000003E-3" table:style-name="ce1">
            <text:p>0.004573738</text:p>
          </table:table-cell>
          <table:table-cell office:value-type="float" office:value="-8.4414037890000009E-3" table:style-name="ce1">
            <text:p>-0.008441404</text:p>
          </table:table-cell>
          <table:table-cell office:value-type="float" office:value="3.5736208297999998E-2" table:style-name="ce1">
            <text:p>0.035736208</text:p>
          </table:table-cell>
          <table:table-cell office:value-type="float" office:value="6.2706447774127101" table:style-name="ce1">
            <text:p>6.270644777</text:p>
          </table:table-cell>
          <table:table-cell office:value-type="float" office:value="3.3411669454700101" table:style-name="ce1">
            <text:p>3.341166945</text:p>
          </table:table-cell>
          <table:table-cell office:value-type="float" office:value="4.5395420479999997E-2" table:style-name="ce1">
            <text:p>0.04539542</text:p>
          </table:table-cell>
          <table:table-cell office:value-type="float" office:value="3.684378425332" table:style-name="ce1">
            <text:p>3.684378425</text:p>
          </table:table-cell>
          <table:table-cell office:value-type="float" office:value="3.4094849391529598" table:style-name="ce1">
            <text:p>3.409484939</text:p>
          </table:table-cell>
          <table:table-cell office:value-type="float" office:value="3.971466653162" table:style-name="ce1">
            <text:p>3.971466653</text:p>
          </table:table-cell>
          <table:table-cell office:value-type="float" office:value="2.3354485809529599" table:style-name="ce1">
            <text:p>2.335448581</text:p>
          </table:table-cell>
          <table:table-cell office:value-type="float" office:value="0.965808786720044" table:style-name="ce1">
            <text:p>0.965808787</text:p>
          </table:table-cell>
          <table:table-cell office:value-type="float" office:value="4.2138646921647398" table:style-name="ce1">
            <text:p>4.213864692</text:p>
          </table:table-cell>
          <table:table-cell office:value-type="float" office:value="4.3206118615895397" table:style-name="ce1">
            <text:p>4.320611862</text:p>
          </table:table-cell>
          <table:table-cell office:value-type="float" office:value="2.610595374851" table:style-name="ce1">
            <text:p>2.610595375</text:p>
          </table:table-cell>
          <table:table-cell office:value-type="float" office:value="0.22843077418268101" table:style-name="ce1">
            <text:p>0.228430774</text:p>
          </table:table-cell>
          <table:table-cell office:value-type="float" office:value="0.11025645966995699" table:style-name="ce1">
            <text:p>0.11025646</text:p>
          </table:table-cell>
          <table:table-cell office:value-type="float" office:value="0.32826997203111202" table:style-name="ce1">
            <text:p>0.328269972</text:p>
          </table:table-cell>
          <table:table-cell office:value-type="string" table:style-name="ce1">
            <text:p>DPL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58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meta:initial-creator>Milan Timalsina</meta:initial-creator>
    <dc:creator>Milan Timalsina</dc:creator>
    <meta:creation-date>2025-08-11T02:13:54Z</meta:creation-date>
    <dc:date>2025-08-11T02:14:17Z</dc:date>
  </office:meta>
</office:document-meta>
</file>